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A00000026BB8BC764D4258890.png" manifest:media-type="image/png"/>
  <manifest:file-entry manifest:full-path="Pictures/10000000000000EE0000001E44149E74E317BE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6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1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5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1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8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131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7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62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85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8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88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27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5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8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8.37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31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4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0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253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4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2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0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1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6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829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99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8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59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2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401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55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09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1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54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96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8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7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406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10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155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22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7.111cm" fo:min-width="17.01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761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7.30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3.55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Arial1" fo:font-size="12pt" style:font-size-asian="12pt" style:font-name-complex="Arial1" style:font-size-complex="12pt"/>
    </style:style>
    <style:style style:name="T3" style:family="text">
      <style:text-properties fo:color="#000000" style:font-name="Arial1" fo:font-size="12pt" style:text-underline-style="solid" style:text-underline-width="auto" style:text-underline-color="font-color" style:font-size-asian="12pt" style:font-name-complex="Arial1" style:font-size-complex="12pt"/>
    </style:style>
    <style:style style:name="T4" style:family="text">
      <style:text-properties fo:color="#000000" style:font-name="Arial1" fo:font-size="12pt" style:text-underline-style="none" style:font-size-asian="12pt" style:font-name-complex="Arial1" style:font-size-complex="12pt"/>
    </style:style>
    <style:style style:name="T5" style:family="text">
      <style:text-properties fo:color="#000000" style:font-name="DejaVu Sans1" fo:font-size="8pt" style:font-size-asian="8pt" style:font-name-complex="DejaVu Sans1" style:font-size-complex="8pt"/>
    </style:style>
    <style:style style:name="T6" style:family="text">
      <style:text-properties fo:color="#000080" style:font-name="DejaVu Sans1" fo:font-size="8pt" style:font-size-asian="8pt" style:font-name-complex="DejaVu 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462cm" svg:height="0.475cm" svg:x="7.574cm" svg:y="3.275cm">
          <draw:text-box>
            <text:p text:style-name="P1"><text:span text:style-name="T1">GESTIÓ</text:span><text:span text:style-name="T1">N DE </text:span><text:span text:style-name="T1">BASES </text:span><text:span text:style-name="T1">DE </text:span><text:span text:style-name="T1">DATOS</text:span></text:p>
          </draw:text-box>
        </draw:frame>
        <draw:frame draw:style-name="gr2" draw:text-style-name="P2" draw:layer="layout" svg:width="4.019cm" svg:height="0.475cm" svg:x="2.004cm" svg:y="4.672cm">
          <draw:text-box>
            <text:p text:style-name="P1"><text:span text:style-name="T1">PROYEC</text:span><text:span text:style-name="T1">TO </text:span><text:span text:style-name="T1">Viveros</text:span></text:p>
          </draw:text-box>
        </draw:frame>
        <draw:frame draw:style-name="gr3" draw:text-style-name="P2" draw:layer="layout" svg:width="10.505cm" svg:height="0.475cm" svg:x="2.004cm" svg:y="5.646cm">
          <draw:text-box>
            <text:p text:style-name="P1"><text:span text:style-name="T1">Fase 1: </text:span><text:span text:style-name="T1">Diseño y </text:span><text:span text:style-name="T1">Normaliz</text:span><text:span text:style-name="T1">ación de </text:span><text:span text:style-name="T1">la Base </text:span><text:span text:style-name="T1">de Datos</text:span></text:p>
          </draw:text-box>
        </draw:frame>
        <draw:frame draw:style-name="gr4" draw:text-style-name="P2" draw:layer="layout" svg:width="17.617cm" svg:height="0.475cm" svg:x="2.004cm" svg:y="6.62cm">
          <draw:text-box>
            <text:p text:style-name="P1"><text:span text:style-name="T2">Se desea </text:span><text:span text:style-name="T2">diseñar </text:span><text:span text:style-name="T2">una Base </text:span><text:span text:style-name="T2">de Datos </text:span><text:span text:style-name="T2">para </text:span><text:span text:style-name="T2">gestionar </text:span><text:span text:style-name="T2">los </text:span><text:span text:style-name="T2">empleado</text:span><text:span text:style-name="T2">s y </text:span><text:span text:style-name="T2">productos </text:span><text:span text:style-name="T2">a la venta </text:span><text:span text:style-name="T2">de</text:span></text:p>
          </draw:text-box>
        </draw:frame>
        <draw:frame draw:style-name="gr5" draw:text-style-name="P2" draw:layer="layout" svg:width="16.36cm" svg:height="0.475cm" svg:x="2.004cm" svg:y="7.106cm">
          <draw:text-box>
            <text:p text:style-name="P1"><text:span text:style-name="T2">una </text:span><text:span text:style-name="T2">cadena </text:span><text:span text:style-name="T2">de </text:span><text:span text:style-name="T2">viveros </text:span><text:span text:style-name="T2">dedicado</text:span><text:span text:style-name="T2">s a la </text:span><text:span text:style-name="T2">venta de </text:span><text:span text:style-name="T2">diversos </text:span><text:span text:style-name="T2">productos </text:span><text:span text:style-name="T2">relaciona</text:span><text:span text:style-name="T2">dos con </text:span><text:span text:style-name="T2">la</text:span></text:p>
          </draw:text-box>
        </draw:frame>
        <draw:frame draw:style-name="gr6" draw:text-style-name="P2" draw:layer="layout" svg:width="1.89cm" svg:height="0.475cm" svg:x="2.004cm" svg:y="7.593cm">
          <draw:text-box>
            <text:p text:style-name="P1"><text:span text:style-name="T2">jardinería.</text:span></text:p>
          </draw:text-box>
        </draw:frame>
        <draw:frame draw:style-name="gr7" draw:text-style-name="P2" draw:layer="layout" svg:width="12.131cm" svg:height="0.475cm" svg:x="2.004cm" svg:y="8.567cm">
          <draw:text-box>
            <text:p text:style-name="P1"><text:span text:style-name="T2">Los </text:span><text:span text:style-name="T2">supuesto</text:span><text:span text:style-name="T2">s que hay </text:span><text:span text:style-name="T2">que </text:span><text:span text:style-name="T2">recoger </text:span><text:span text:style-name="T2">en la BD </text:span><text:span text:style-name="T2">son los </text:span><text:span text:style-name="T2">siguiente</text:span><text:span text:style-name="T2">s:</text:span></text:p>
          </draw:text-box>
        </draw:frame>
        <draw:frame draw:style-name="gr8" draw:text-style-name="P2" draw:layer="layout" svg:width="17.579cm" svg:height="0.475cm" svg:x="2.004cm" svg:y="9.541cm">
          <draw:text-box>
            <text:p text:style-name="P1"><text:span text:style-name="T2">La </text:span><text:span text:style-name="T2">cadena </text:span><text:span text:style-name="T2">de </text:span><text:span text:style-name="T2">viveros </text:span><text:span text:style-name="T2">dispone </text:span><text:span text:style-name="T2">de varios </text:span><text:span text:style-name="T2">viveros </text:span><text:span text:style-name="T2">en la </text:span><text:span text:style-name="T2">provincia </text:span><text:span text:style-name="T2">de Sevilla </text:span><text:span text:style-name="T2">identifica</text:span><text:span text:style-name="T2">dos por </text:span><text:span text:style-name="T2">un</text:span></text:p>
          </draw:text-box>
        </draw:frame>
        <draw:frame draw:style-name="gr9" draw:text-style-name="P2" draw:layer="layout" svg:width="17.621cm" svg:height="0.475cm" svg:x="2.004cm" svg:y="10.027cm">
          <draw:text-box>
            <text:p text:style-name="P1"><text:span text:style-name="T2">código de </text:span><text:span text:style-name="T2">tienda y </text:span><text:span text:style-name="T2">de los </text:span><text:span text:style-name="T2">que se </text:span><text:span text:style-name="T2">almacena</text:span><text:span text:style-name="T2">rá un </text:span><text:span text:style-name="T2">teléfono, </text:span><text:span text:style-name="T2">una </text:span><text:span text:style-name="T2">dirección </text:span><text:span text:style-name="T2">y un </text:span><text:span text:style-name="T2">responsa</text:span><text:span text:style-name="T2">ble que</text:span></text:p>
          </draw:text-box>
        </draw:frame>
        <draw:frame draw:style-name="gr10" draw:text-style-name="P2" draw:layer="layout" svg:width="16.804cm" svg:height="0.475cm" svg:x="2.004cm" svg:y="10.514cm">
          <draw:text-box>
            <text:p text:style-name="P1"><text:span text:style-name="T2">será uno </text:span><text:span text:style-name="T2">de los </text:span><text:span text:style-name="T2">empleado</text:span><text:span text:style-name="T2">s que </text:span><text:span text:style-name="T2">trabaja en </text:span><text:span text:style-name="T2">el vivero </text:span><text:span text:style-name="T2">(es </text:span><text:span text:style-name="T2">necesario </text:span><text:span text:style-name="T2">almacena</text:span><text:span text:style-name="T2">r durante </text:span><text:span text:style-name="T2">qué</text:span></text:p>
          </draw:text-box>
        </draw:frame>
        <draw:frame draw:style-name="gr11" draw:text-style-name="P2" draw:layer="layout" svg:width="10.852cm" svg:height="0.475cm" svg:x="2.004cm" svg:y="11.001cm">
          <draw:text-box>
            <text:p text:style-name="P1"><text:span text:style-name="T2">períodos </text:span><text:span text:style-name="T2">de tiempo </text:span><text:span text:style-name="T2">ha sido </text:span><text:span text:style-name="T2">responsa</text:span><text:span text:style-name="T2">ble cada </text:span><text:span text:style-name="T2">empleado</text:span><text:span text:style-name="T2">).</text:span></text:p>
          </draw:text-box>
        </draw:frame>
        <draw:frame draw:style-name="gr12" draw:text-style-name="P2" draw:layer="layout" svg:width="17.388cm" svg:height="0.475cm" svg:x="2.004cm" svg:y="11.975cm">
          <draw:text-box>
            <text:p text:style-name="P1"><text:span text:style-name="T2">Los </text:span><text:span text:style-name="T2">productos </text:span><text:span text:style-name="T2">que se </text:span><text:span text:style-name="T2">venden </text:span><text:span text:style-name="T2">tienen </text:span><text:span text:style-name="T2">asignado </text:span><text:span text:style-name="T2">un código </text:span><text:span text:style-name="T2">de </text:span><text:span text:style-name="T2">producto </text:span><text:span text:style-name="T2">y nos </text:span><text:span text:style-name="T2">interesa </text:span><text:span text:style-name="T2">guardar</text:span></text:p>
          </draw:text-box>
        </draw:frame>
        <draw:frame draw:style-name="gr13" draw:text-style-name="P2" draw:layer="layout" svg:width="16.885cm" svg:height="0.475cm" svg:x="2.004cm" svg:y="12.462cm">
          <draw:text-box>
            <text:p text:style-name="P1"><text:span text:style-name="T2">el precio </text:span><text:span text:style-name="T2">y el stock </text:span><text:span text:style-name="T2">que hay </text:span><text:span text:style-name="T2">de cada </text:span><text:span text:style-name="T2">producto </text:span><text:span text:style-name="T2">en cada </text:span><text:span text:style-name="T2">uno de </text:span><text:span text:style-name="T2">los </text:span><text:span text:style-name="T2">viveros y </text:span><text:span text:style-name="T2">pueden </text:span><text:span text:style-name="T2">ser de</text:span></text:p>
          </draw:text-box>
        </draw:frame>
        <draw:frame draw:style-name="gr14" draw:text-style-name="P2" draw:layer="layout" svg:width="18.277cm" svg:height="0.475cm" svg:x="2.004cm" svg:y="12.948cm">
          <draw:text-box>
            <text:p text:style-name="P1"><text:span text:style-name="T2">tres <text:s/></text:span><text:span text:style-name="T2">tipos: <text:s/></text:span><text:span text:style-name="T2">plantas <text:s text:c="2"/></text:span><text:span text:style-name="T2">de <text:s text:c="2"/>las <text:s/></text:span><text:span text:style-name="T2">que <text:s/>se <text:s/></text:span><text:span text:style-name="T2">guardará <text:s/></text:span><text:span text:style-name="T2"><text:s/>su <text:s/></text:span><text:span text:style-name="T2">nombre, <text:s text:c="2"/></text:span><text:span text:style-name="T2">y <text:s/>una <text:s/></text:span><text:span text:style-name="T2">breve <text:s text:c="2"/></text:span><text:span text:style-name="T2">descripci</text:span><text:span text:style-name="T2">ón <text:s/>de <text:s/></text:span><text:span text:style-name="T2">los</text:span></text:p>
          </draw:text-box>
        </draw:frame>
        <draw:frame draw:style-name="gr15" draw:text-style-name="P2" draw:layer="layout" svg:width="16.753cm" svg:height="0.475cm" svg:x="2.004cm" svg:y="13.435cm">
          <draw:text-box>
            <text:p text:style-name="P1"><text:span text:style-name="T2">diferentes </text:span><text:span text:style-name="T2">cuidados </text:span><text:span text:style-name="T2">que </text:span><text:span text:style-name="T2">requiere; </text:span><text:span text:style-name="T2">accesorio</text:span><text:span text:style-name="T2">s de </text:span><text:span text:style-name="T2">jardinería </text:span><text:span text:style-name="T2">y </text:span><text:span text:style-name="T2">artículos </text:span><text:span text:style-name="T2">de </text:span><text:span text:style-name="T2">decoració</text:span><text:span text:style-name="T2">n para</text:span></text:p>
          </draw:text-box>
        </draw:frame>
        <draw:frame draw:style-name="gr16" draw:text-style-name="P2" draw:layer="layout" svg:width="1.183cm" svg:height="0.475cm" svg:x="2.004cm" svg:y="13.922cm">
          <draw:text-box>
            <text:p text:style-name="P1"><text:span text:style-name="T2">jardín.</text:span></text:p>
          </draw:text-box>
        </draw:frame>
        <draw:frame draw:style-name="gr17" draw:text-style-name="P2" draw:layer="layout" svg:width="18.379cm" svg:height="0.475cm" svg:x="2.004cm" svg:y="14.896cm">
          <draw:text-box>
            <text:p text:style-name="P1"><text:span text:style-name="T2">Estos <text:s text:c="2"/></text:span><text:span text:style-name="T2">productos </text:span><text:span text:style-name="T2"><text:s text:c="2"/>se <text:s text:c="2"/></text:span><text:span text:style-name="T2">distribuye</text:span><text:span text:style-name="T2">n <text:s text:c="2"/>en <text:s text:c="2"/></text:span><text:span text:style-name="T2">zonas <text:s text:c="2"/></text:span><text:span text:style-name="T2">dentro <text:s text:c="2"/></text:span><text:span text:style-name="T2">de <text:s text:c="2"/>cada <text:s/></text:span><text:span text:style-name="T2"><text:s/>vivero <text:s text:c="2"/></text:span><text:span text:style-name="T2">cada <text:s text:c="2"/></text:span><text:span text:style-name="T2">una <text:s text:c="2"/>de <text:s text:c="2"/></text:span><text:span text:style-name="T2">ellas</text:span></text:p>
          </draw:text-box>
        </draw:frame>
        <draw:frame draw:style-name="gr9" draw:text-style-name="P2" draw:layer="layout" svg:width="17.621cm" svg:height="0.475cm" svg:x="2.004cm" svg:y="15.383cm">
          <draw:text-box>
            <text:p text:style-name="P1"><text:span text:style-name="T2">identifica</text:span><text:span text:style-name="T2">das por </text:span><text:span text:style-name="T2">un </text:span><text:span text:style-name="T2">nombre </text:span><text:span text:style-name="T2">dentro de </text:span><text:span text:style-name="T2">cada </text:span><text:span text:style-name="T2">vivero </text:span><text:span text:style-name="T2">(zona </text:span><text:span text:style-name="T2">exterior </text:span><text:span text:style-name="T2">regadío, </text:span><text:span text:style-name="T2">interior </text:span><text:span text:style-name="T2">climatiza</text:span><text:span text:style-name="T2">da,</text:span></text:p>
          </draw:text-box>
        </draw:frame>
        <draw:frame draw:style-name="gr18" draw:text-style-name="P2" draw:layer="layout" svg:width="17.312cm" svg:height="0.475cm" svg:x="2.004cm" svg:y="15.869cm">
          <draw:text-box>
            <text:p text:style-name="P1"><text:span text:style-name="T2">zona de </text:span><text:span text:style-name="T2">caja, </text:span><text:span text:style-name="T2">etc.). Se </text:span><text:span text:style-name="T2">desea </text:span><text:span text:style-name="T2">conocer </text:span><text:span text:style-name="T2">el stock </text:span><text:span text:style-name="T2">de cada </text:span><text:span text:style-name="T2">producto </text:span><text:span text:style-name="T2">de </text:span><text:span text:style-name="T2">acuerdo a </text:span><text:span text:style-name="T2">las zonas </text:span><text:span text:style-name="T2">del</text:span></text:p>
          </draw:text-box>
        </draw:frame>
        <draw:frame draw:style-name="gr19" draw:text-style-name="P2" draw:layer="layout" svg:width="1.251cm" svg:height="0.475cm" svg:x="2.004cm" svg:y="16.356cm">
          <draw:text-box>
            <text:p text:style-name="P1"><text:span text:style-name="T2">vivero.</text:span></text:p>
          </draw:text-box>
        </draw:frame>
        <draw:frame draw:style-name="gr20" draw:text-style-name="P2" draw:layer="layout" svg:width="17.549cm" svg:height="0.475cm" svg:x="2.004cm" svg:y="17.33cm">
          <draw:text-box>
            <text:p text:style-name="P1"><text:span text:style-name="T2">El vivero </text:span><text:span text:style-name="T2">compra a </text:span><text:span text:style-name="T2">sus </text:span><text:span text:style-name="T2">proveedo</text:span><text:span text:style-name="T2">res </text:span><text:span text:style-name="T2">semillas </text:span><text:span text:style-name="T2">de las </text:span><text:span text:style-name="T2">distintas </text:span><text:span text:style-name="T2">plantas y </text:span><text:span text:style-name="T2">las vende </text:span><text:span text:style-name="T2">una vez </text:span><text:span text:style-name="T2">que</text:span></text:p>
          </draw:text-box>
        </draw:frame>
        <draw:frame draw:style-name="gr21" draw:text-style-name="P2" draw:layer="layout" svg:width="17.109cm" svg:height="0.475cm" svg:x="2.004cm" svg:y="17.817cm">
          <draw:text-box>
            <text:p text:style-name="P1"><text:span text:style-name="T2">alcanzan </text:span><text:span text:style-name="T2">cierto </text:span><text:span text:style-name="T2">tamaño </text:span><text:span text:style-name="T2">mínimo, </text:span><text:span text:style-name="T2">que es </text:span><text:span text:style-name="T2">dependie</text:span><text:span text:style-name="T2">nte de </text:span><text:span text:style-name="T2">cada </text:span><text:span text:style-name="T2">planta. </text:span><text:span text:style-name="T2">Asimismo</text:span><text:span text:style-name="T2">, las </text:span><text:span text:style-name="T2">plantas</text:span></text:p>
          </draw:text-box>
        </draw:frame>
        <draw:frame draw:style-name="gr22" draw:text-style-name="P2" draw:layer="layout" svg:width="17.465cm" svg:height="0.475cm" svg:x="2.004cm" svg:y="18.304cm">
          <draw:text-box>
            <text:p text:style-name="P1"><text:span text:style-name="T2">pueden ir </text:span><text:span text:style-name="T2">cambiand</text:span><text:span text:style-name="T2">o de zona </text:span><text:span text:style-name="T2">a medida </text:span><text:span text:style-name="T2">que </text:span><text:span text:style-name="T2">crecen. </text:span><text:span text:style-name="T2">Es </text:span><text:span text:style-name="T2">necesario </text:span><text:span text:style-name="T2">guardar </text:span><text:span text:style-name="T2">informaci</text:span><text:span text:style-name="T2">ón sobre</text:span></text:p>
          </draw:text-box>
        </draw:frame>
        <draw:frame draw:style-name="gr23" draw:text-style-name="P2" draw:layer="layout" svg:width="12.253cm" svg:height="0.475cm" svg:x="2.004cm" svg:y="18.79cm">
          <draw:text-box>
            <text:p text:style-name="P1"><text:span text:style-name="T2">las zonas </text:span><text:span text:style-name="T2">en las </text:span><text:span text:style-name="T2">que ha </text:span><text:span text:style-name="T2">estado </text:span><text:span text:style-name="T2">cada </text:span><text:span text:style-name="T2">planta a </text:span><text:span text:style-name="T2">lo largo </text:span><text:span text:style-name="T2">del </text:span><text:span text:style-name="T2">tiempo.</text:span></text:p>
          </draw:text-box>
        </draw:frame>
        <draw:frame draw:style-name="gr24" draw:text-style-name="P2" draw:layer="layout" svg:width="17.541cm" svg:height="0.475cm" svg:x="2.004cm" svg:y="19.764cm">
          <draw:text-box>
            <text:p text:style-name="P1"><text:span text:style-name="T2">En cada </text:span><text:span text:style-name="T2">zona se </text:span><text:span text:style-name="T2">guarda </text:span><text:span text:style-name="T2">informaci</text:span><text:span text:style-name="T2">ón de la </text:span><text:span text:style-name="T2">temperatu</text:span><text:span text:style-name="T2">ra y </text:span><text:span text:style-name="T2">humedad </text:span><text:span text:style-name="T2">de la </text:span><text:span text:style-name="T2">tierra </text:span><text:span text:style-name="T2">cada </text:span><text:span text:style-name="T2">hora, así</text:span></text:p>
          </draw:text-box>
        </draw:frame>
        <draw:frame draw:style-name="gr25" draw:text-style-name="P2" draw:layer="layout" svg:width="17.024cm" svg:height="0.475cm" svg:x="2.004cm" svg:y="20.251cm">
          <draw:text-box>
            <text:p text:style-name="P1"><text:span text:style-name="T2">como de </text:span><text:span text:style-name="T2">los riegos </text:span><text:span text:style-name="T2">que se </text:span><text:span text:style-name="T2">han </text:span><text:span text:style-name="T2">llevado a <text:s/></text:span><text:span text:style-name="T2">cabo en </text:span><text:span text:style-name="T2">cada </text:span><text:span text:style-name="T2">zona </text:span><text:span text:style-name="T2">(fecha, </text:span><text:span text:style-name="T2">hora y </text:span><text:span text:style-name="T2">cantidad) </text:span><text:span text:style-name="T2">y los</text:span></text:p>
          </draw:text-box>
        </draw:frame>
        <draw:frame draw:style-name="gr26" draw:text-style-name="P2" draw:layer="layout" svg:width="16.707cm" svg:height="0.475cm" svg:x="2.004cm" svg:y="20.738cm">
          <draw:text-box>
            <text:p text:style-name="P1"><text:span text:style-name="T2">tratamient</text:span><text:span text:style-name="T2">os </text:span><text:span text:style-name="T2">fitosanitar</text:span><text:span text:style-name="T2">ios para </text:span><text:span text:style-name="T2">control de </text:span><text:span text:style-name="T2">plagas </text:span><text:span text:style-name="T2">que </text:span><text:span text:style-name="T2">reciben </text:span><text:span text:style-name="T2">(fecha, </text:span><text:span text:style-name="T2">producto </text:span><text:span text:style-name="T2">utilizado </text:span><text:span text:style-name="T2">y</text:span></text:p>
          </draw:text-box>
        </draw:frame>
        <draw:frame draw:style-name="gr27" draw:text-style-name="P2" draw:layer="layout" svg:width="16.618cm" svg:height="0.475cm" svg:x="2.004cm" svg:y="21.225cm">
          <draw:text-box>
            <text:p text:style-name="P1"><text:span text:style-name="T2">plagas </text:span><text:span text:style-name="T2">contra la </text:span><text:span text:style-name="T2">que es </text:span><text:span text:style-name="T2">eficaz </text:span><text:span text:style-name="T2">dicho </text:span><text:span text:style-name="T2">producto). </text:span><text:span text:style-name="T2">También </text:span><text:span text:style-name="T2">será </text:span><text:span text:style-name="T2">posible </text:span><text:span text:style-name="T2">programa</text:span><text:span text:style-name="T2">r riegos o</text:span></text:p>
          </draw:text-box>
        </draw:frame>
        <draw:frame draw:style-name="gr28" draw:text-style-name="P2" draw:layer="layout" svg:width="17.168cm" svg:height="0.475cm" svg:x="2.004cm" svg:y="21.711cm">
          <draw:text-box>
            <text:p text:style-name="P1"><text:span text:style-name="T2">tratamient</text:span><text:span text:style-name="T2">os en el </text:span><text:span text:style-name="T2">futuro </text:span><text:span text:style-name="T2">para cada </text:span><text:span text:style-name="T2">zona. De </text:span><text:span text:style-name="T2">hecho, se </text:span><text:span text:style-name="T2">desea </text:span><text:span text:style-name="T2">que el </text:span><text:span text:style-name="T2">sistema </text:span><text:span text:style-name="T2">sea </text:span><text:span text:style-name="T2">capaz de</text:span></text:p>
          </draw:text-box>
        </draw:frame>
        <draw:frame draw:style-name="gr29" draw:text-style-name="P2" draw:layer="layout" svg:width="12.829cm" svg:height="0.475cm" svg:x="2.004cm" svg:y="22.198cm">
          <draw:text-box>
            <text:p text:style-name="P1"><text:span text:style-name="T2">realizar </text:span><text:span text:style-name="T2">riegos </text:span><text:span text:style-name="T2">automátic</text:span><text:span text:style-name="T2">os </text:span><text:span text:style-name="T2">cuando el </text:span><text:span text:style-name="T2">estado </text:span><text:span text:style-name="T2">del </text:span><text:span text:style-name="T2">terreno lo </text:span><text:span text:style-name="T2">requiera.</text:span></text:p>
          </draw:text-box>
        </draw:frame>
        <draw:frame draw:style-name="gr30" draw:text-style-name="P2" draw:layer="layout" svg:width="17.994cm" svg:height="0.475cm" svg:x="2.004cm" svg:y="23.172cm">
          <draw:text-box>
            <text:p text:style-name="P1"><text:span text:style-name="T2">Por <text:s text:c="2"/></text:span><text:span text:style-name="T2">último, <text:s text:c="2"/></text:span><text:span text:style-name="T2">las <text:s text:c="2"/></text:span><text:span text:style-name="T2">zonas <text:s text:c="2"/></text:span><text:span text:style-name="T2">requieren </text:span><text:span text:style-name="T2"><text:s text:c="2"/></text:span><text:span text:style-name="T2">abonados </text:span><text:span text:style-name="T2"><text:s text:c="2"/>cada <text:s text:c="2"/></text:span><text:span text:style-name="T2">cierto <text:s text:c="2"/></text:span><text:span text:style-name="T2">tiempo. <text:s text:c="2"/></text:span><text:span text:style-name="T2">Se <text:s text:c="2"/></text:span><text:span text:style-name="T2">desea <text:s text:c="2"/></text:span><text:span text:style-name="T2">mantener</text:span></text:p>
          </draw:text-box>
        </draw:frame>
        <draw:frame draw:style-name="gr18" draw:text-style-name="P2" draw:layer="layout" svg:width="17.312cm" svg:height="0.475cm" svg:x="2.004cm" svg:y="23.659cm">
          <draw:text-box>
            <text:p text:style-name="P1"><text:span text:style-name="T2">informaci</text:span><text:span text:style-name="T2">ón de la </text:span><text:span text:style-name="T2">fecha de </text:span><text:span text:style-name="T2">cada </text:span><text:span text:style-name="T2">abonado, </text:span><text:span text:style-name="T2">los </text:span><text:span text:style-name="T2">fertilizant</text:span><text:span text:style-name="T2">es </text:span><text:span text:style-name="T2">usados y </text:span><text:span text:style-name="T2">la </text:span><text:span text:style-name="T2">cantidad </text:span><text:span text:style-name="T2">de cada </text:span><text:span text:style-name="T2">uno</text:span></text:p>
          </draw:text-box>
        </draw:frame>
        <draw:frame draw:style-name="gr31" draw:text-style-name="P2" draw:layer="layout" svg:width="1.585cm" svg:height="0.475cm" svg:x="2.004cm" svg:y="24.146cm">
          <draw:text-box>
            <text:p text:style-name="P1"><text:span text:style-name="T2">de ellos.</text:span></text:p>
          </draw:text-box>
        </draw:frame>
        <draw:frame draw:style-name="gr32" draw:text-style-name="P2" draw:layer="layout" svg:width="17.596cm" svg:height="0.475cm" svg:x="2.004cm" svg:y="25.119cm">
          <draw:text-box>
            <text:p text:style-name="P1"><text:span text:style-name="T2">Los <text:s/></text:span><text:span text:style-name="T2">empleado</text:span><text:span text:style-name="T2">s <text:s/>estarán </text:span><text:span text:style-name="T2"><text:s/></text:span><text:span text:style-name="T2">asignado</text:span><text:span text:style-name="T2">s <text:s/>a <text:s/>una <text:s/></text:span><text:span text:style-name="T2">determina</text:span><text:span text:style-name="T2">da <text:s/>zona <text:s/></text:span><text:span text:style-name="T2">en un <text:s/></text:span><text:span text:style-name="T2">vivero <text:s/>la <text:s/></text:span><text:span text:style-name="T2">cual <text:s/></text:span><text:span text:style-name="T2">podrá</text:span></text:p>
          </draw:text-box>
        </draw:frame>
        <draw:frame draw:style-name="gr33" draw:text-style-name="P2" draw:layer="layout" svg:width="16.127cm" svg:height="0.475cm" svg:x="2.004cm" svg:y="25.606cm">
          <draw:text-box>
            <text:p text:style-name="P1"><text:span text:style-name="T2">cambiar a </text:span><text:span text:style-name="T2">lo largo </text:span><text:span text:style-name="T2">del </text:span><text:span text:style-name="T2">tiempo </text:span><text:span text:style-name="T2">(se </text:span><text:span text:style-name="T2">guardará </text:span><text:span text:style-name="T2">histórico </text:span><text:span text:style-name="T2">de ello) y </text:span><text:span text:style-name="T2">además, </text:span><text:span text:style-name="T2">los </text:span><text:span text:style-name="T2">empleado</text:span><text:span text:style-name="T2">s</text:span></text:p>
          </draw:text-box>
        </draw:frame>
        <draw:frame draw:style-name="gr34" draw:text-style-name="P3" draw:layer="layout" svg:width="6.296cm" svg:height="0.793cm" svg:x="1.993cm" svg:y="0.988cm">
          <draw:image xlink:href="Pictures/10000000000000EE0000001E44149E74E317BE61.png" xlink:type="simple" xlink:show="embed" xlink:actuate="onLoad">
            <text:p/>
          </draw:image>
        </draw:frame>
        <draw:frame draw:style-name="gr34" draw:text-style-name="P3" draw:layer="layout" svg:width="5.344cm" svg:height="1.004cm" svg:x="10.46cm" svg:y="1.281cm">
          <draw:image xlink:href="Pictures/10000000000000CA00000026BB8BC764D4258890.png" xlink:type="simple" xlink:show="embed" xlink:actuate="onLoad">
            <text:p/>
          </draw:image>
        </draw:frame>
        <draw:frame draw:style-name="gr35" draw:text-style-name="P2" draw:layer="layout" svg:width="17.401cm" svg:height="0.475cm" svg:x="2.004cm" svg:y="26.093cm">
          <draw:text-box>
            <text:p text:style-name="P1"><text:span text:style-name="T2">pueden </text:span><text:span text:style-name="T2">moverse </text:span><text:span text:style-name="T2">de un </text:span><text:span text:style-name="T2">vivero a </text:span><text:span text:style-name="T2">otro </text:span><text:span text:style-name="T2">según las </text:span><text:span text:style-name="T2">necesida</text:span><text:span text:style-name="T2">des en </text:span><text:span text:style-name="T2">distintos </text:span><text:span text:style-name="T2">períodos </text:span><text:span text:style-name="T2">de </text:span><text:span text:style-name="T2">tiempo.</text:span></text:p>
          </draw:text-box>
        </draw:frame>
      </draw:page>
      <draw:page draw:name="page2" draw:style-name="dp1" draw:master-page-name="master-page18">
        <draw:frame draw:style-name="gr36" draw:text-style-name="P2" draw:layer="layout" svg:width="15.551cm" svg:height="0.475cm" svg:x="2.004cm" svg:y="1.007cm">
          <draw:text-box>
            <text:p text:style-name="P1"><text:span text:style-name="T2">De los empleados se quiere conocer su DNI, su nombre y un teléfono de contacto.</text:span></text:p>
          </draw:text-box>
        </draw:frame>
        <draw:frame draw:style-name="gr37" draw:text-style-name="P2" draw:layer="layout" svg:width="17.092cm" svg:height="0.475cm" svg:x="2.004cm" svg:y="1.98cm">
          <draw:text-box>
            <text:p text:style-name="P1"><text:span text:style-name="T2">En cuanto al proceso de venta de los distintos productos, sólo se almacenarán los pedidos</text:span></text:p>
          </draw:text-box>
        </draw:frame>
        <draw:frame draw:style-name="gr38" draw:text-style-name="P2" draw:layer="layout" svg:width="16.512cm" svg:height="0.475cm" svg:x="2.004cm" svg:y="2.467cm">
          <draw:text-box>
            <text:p text:style-name="P1"><text:span text:style-name="T2">que </text:span><text:span text:style-name="T2">realiz</text:span><text:span text:style-name="T2">an los </text:span><text:span text:style-name="T2">client</text:span><text:span text:style-name="T2">es </text:span><text:span text:style-name="T2">perte</text:span><text:span text:style-name="T2">necie</text:span><text:span text:style-name="T2">ntes </text:span><text:span text:style-name="T2">al </text:span><text:span text:style-name="T2">Club </text:span><text:span text:style-name="T2">VIP </text:span><text:span text:style-name="T2">que </text:span><text:span text:style-name="T2">es </text:span><text:span text:style-name="T2">una </text:span><text:span text:style-name="T2">prom</text:span><text:span text:style-name="T2">oción </text:span><text:span text:style-name="T2">espec</text:span><text:span text:style-name="T2">ial </text:span><text:span text:style-name="T2">que</text:span></text:p>
          </draw:text-box>
        </draw:frame>
        <draw:frame draw:style-name="gr39" draw:text-style-name="P2" draw:layer="layout" svg:width="16.542cm" svg:height="0.475cm" svg:x="2.004cm" svg:y="2.954cm">
          <draw:text-box>
            <text:p text:style-name="P1"><text:span text:style-name="T2">permite a los clientes obtener descuentos según las cuantías de sus compras. De estos</text:span></text:p>
          </draw:text-box>
        </draw:frame>
        <draw:frame draw:style-name="gr40" draw:text-style-name="P2" draw:layer="layout" svg:width="16.961cm" svg:height="0.475cm" svg:x="2.004cm" svg:y="3.441cm">
          <draw:text-box>
            <text:p text:style-name="P1"><text:span text:style-name="T2">clientes se almacena su DNI, su nombre, dirección, teléfono y la fecha de incorporación al</text:span></text:p>
          </draw:text-box>
        </draw:frame>
        <draw:frame draw:style-name="gr41" draw:text-style-name="P2" draw:layer="layout" svg:width="16.389cm" svg:height="0.475cm" svg:x="2.004cm" svg:y="3.928cm">
          <draw:text-box>
            <text:p text:style-name="P1"><text:span text:style-name="T2">club así como los datos de sus pedidos que incluyen un número de pedido, la fecha de</text:span></text:p>
          </draw:text-box>
        </draw:frame>
        <draw:frame draw:style-name="gr42" draw:text-style-name="P2" draw:layer="layout" svg:width="16.779cm" svg:height="0.475cm" svg:x="2.004cm" svg:y="4.415cm">
          <draw:text-box>
            <text:p text:style-name="P1"><text:span text:style-name="T2">realización, los productos adquiridos junto con las unidades y el descuento realizado; por</text:span></text:p>
          </draw:text-box>
        </draw:frame>
        <draw:frame draw:style-name="gr43" draw:text-style-name="P2" draw:layer="layout" svg:width="16.406cm" svg:height="0.475cm" svg:x="2.004cm" svg:y="4.901cm">
          <draw:text-box>
            <text:p text:style-name="P1"><text:span text:style-name="T2">último, también se incluye el precio de los portes en caso </text:span><text:span text:style-name="T2">de que se hayan contratado. </text:span></text:p>
          </draw:text-box>
        </draw:frame>
        <draw:frame draw:style-name="gr44" draw:text-style-name="P2" draw:layer="layout" svg:width="16.101cm" svg:height="0.475cm" svg:x="2.004cm" svg:y="5.875cm">
          <draw:text-box>
            <text:p text:style-name="P1"><text:span text:style-name="T2">De cada cliente se almacenarán todos los pedidos que haya realizado hasta la fecha.</text:span></text:p>
          </draw:text-box>
        </draw:frame>
        <draw:frame draw:style-name="gr45" draw:text-style-name="P2" draw:layer="layout" svg:width="17.155cm" svg:height="0.475cm" svg:x="2.004cm" svg:y="6.849cm">
          <draw:text-box>
            <text:p text:style-name="P1"><text:span text:style-name="T2">En cuanto a estos pedidos de clientes pertenecientes al Club VIP interesa también guardar</text:span></text:p>
          </draw:text-box>
        </draw:frame>
        <draw:frame draw:style-name="gr46" draw:text-style-name="P2" draw:layer="layout" svg:width="16.322cm" svg:height="0.475cm" svg:x="2.004cm" svg:y="7.336cm">
          <draw:text-box>
            <text:p text:style-name="P1"><text:span text:style-name="T2">quién fue el empleado que lo gestionó y en qué vivero se realizó el pedido teniendo en</text:span></text:p>
          </draw:text-box>
        </draw:frame>
        <draw:frame draw:style-name="gr47" draw:text-style-name="P2" draw:layer="layout" svg:width="17.016cm" svg:height="8.059cm" svg:x="2.004cm" svg:y="7.822cm">
          <draw:text-box>
            <text:p text:style-name="P1"><text:span text:style-name="T2">cuenta que un pedido concreto en un determinado vivero lo </text:span><text:span text:style-name="T2">gestiona un único empleado.+</text:span></text:p>
            <text:p text:style-name="P1"><text:span text:style-name="T2"/></text:p>
            <text:p text:style-name="P1"><text:span text:style-name="T2">Extr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En cuanto a los portes, deseamos saber de que empresa </text:span><text:span text:style-name="T2">proviene cada uno, asi cada</text:span></text:p>
            <text:p text:style-name="P1"><text:span text:style-name="T2">Precio será distinto dependiendo de la empresa.</text:span></text:p>
            <text:p text:style-name="P1"><text:span text:style-name="T3"/></text:p>
            <text:p text:style-name="P1"><text:span text:style-name="T4">Los proveedores también pueden proceder de empresas, por lo </text:span><text:span text:style-name="T4">que será necesario</text:span></text:p>
            <text:p text:style-name="P1"><text:span text:style-name="T4">Guardar información sobre dicha empresa y tener contacto con </text:span><text:span text:style-name="T4">ella.</text:span></text:p>
            <text:p text:style-name="P1"><text:span text:style-name="T4"/></text:p>
            <text:p text:style-name="P1"><text:span text:style-name="T4">También permitiremos a los clientes VIP hacer sus compras Via </text:span><text:span text:style-name="T4">Online, por lo que se</text:span></text:p>
            <text:p text:style-name="P1"><text:span text:style-name="T4">Deberá guardar información del usuario y el carrito de compra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48" draw:text-style-name="P4" draw:layer="layout" svg:width="8.761cm" svg:height="0.331cm" svg:x="2.004cm" svg:y="25.06cm">
          <draw:text-box>
            <text:p text:style-name="P1"><text:span text:style-name="T5">© <text:s/>IES </text:span><text:span text:style-name="T5">Gonzalo </text:span><text:span text:style-name="T5">Nazareno. </text:span><text:span text:style-name="T5">Dpto. </text:span><text:span text:style-name="T5">Informática, </text:span><text:span text:style-name="T5">Noviembre </text:span><text:span text:style-name="T5">2014</text:span></text:p>
          </draw:text-box>
        </draw:frame>
        <draw:frame draw:style-name="gr49" draw:text-style-name="P4" draw:layer="layout" svg:width="17.308cm" svg:height="0.331cm" svg:x="2.004cm" svg:y="25.6cm">
          <draw:text-box>
            <text:p text:style-name="P1"><text:span text:style-name="T5">Algunos </text:span><text:span text:style-name="T5">derechos </text:span><text:span text:style-name="T5">reservados. </text:span><text:span text:style-name="T5">Este </text:span><text:span text:style-name="T5">documento </text:span><text:span text:style-name="T5">se </text:span><text:span text:style-name="T5">distribuye </text:span><text:span text:style-name="T5">bajo la </text:span><text:span text:style-name="T5">licencia </text:span><text:span text:style-name="T5">“Reconocimi</text:span><text:span text:style-name="T5">ento-</text:span><text:span text:style-name="T5">CompartirIg</text:span><text:span text:style-name="T5">ual 3.0 </text:span><text:span text:style-name="T5">España"</text:span></text:p>
          </draw:text-box>
        </draw:frame>
        <draw:frame draw:style-name="gr50" draw:text-style-name="P4" draw:layer="layout" svg:width="13.557cm" svg:height="0.331cm" svg:x="2.004cm" svg:y="25.928cm">
          <draw:text-box>
            <text:p text:style-name="P1"><text:span text:style-name="T5">de Creative </text:span><text:span text:style-name="T5">Commons, </text:span><text:span text:style-name="T5">disponible </text:span><text:span text:style-name="T5">en </text:span><text:span text:style-name="T6">http://creati</text:span><text:span text:style-name="T6">vecommons</text:span><text:span text:style-name="T6">.org/licenses</text:span><text:span text:style-name="T6">/by-</text:span><text:span text:style-name="T6">sa/3.0/es/de</text:span><text:span text:style-name="T6">ed.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2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3T18:39:05.782201562</dc:date>
    <meta:editing-duration>PT20M18S</meta:editing-duration>
    <meta:editing-cycles>5</meta:editing-cycles>
    <meta:generator>LibreOffice/5.2.7.2$Linux_X86_64 LibreOffice_project/20m0$Build-2</meta:generator>
    <meta:document-statistic meta:object-count="53"/>
  </office:meta>
</office:document-meta>
</file>